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style:text-underline-style="solid" style:text-underline-width="auto" style:text-underline-color="font-color"/>
    </style:style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ificaciones respecto a la primera entrega:</text:p>
      <text:p text:style-name="Standard"/>
      <text:p text:style-name="Standard">La tarifa de inclusión de los planes ahora permite ser igual a 0. </text:p>
      <text:p text:style-name="Standard">El costo de un servicio ahora permite ser igual a 0.</text:p>
      <text:p text:style-name="Standard">Se eliminó el trigger que vela por las tarifas nulas.</text:p>
      <text:p text:style-name="Standard">Se eliminó el trigger que vela por los servicios con costo positivo.</text:p>
      <text:p text:style-name="Standard"/>
      <text:p text:style-name="Standard"/>
      <text:p text:style-name="P1">Consideraciones de esta entrega:</text:p>
      <text:p text:style-name="Standard"/>
      <text:p text:style-name="Standard">Los precios de los servicios incluídos en los distintos planes son inventados.</text:p>
      <text:p text:style-name="Standard"/>
      <text:p text:style-name="Standard"/>
      <text:p text:style-name="P1">Procedimiento para correr los distintos módulos de la entrega:</text:p>
      <text:list xml:id="list2966389661" text:style-name="L1">
        <text:list-header>
          <text:p text:style-name="P2"/>
          <text:p text:style-name="P3">Los scripts de inserción</text:p>
        </text:list-header>
      </text:list>
      <text:p text:style-name="Standard"><text:tab/></text:p>
      <text:list xml:id="list666114219" text:style-name="L2">
        <text:list-item>
          <text:list>
            <text:list-item>
              <text:list>
                <text:list-item>
                  <text:p text:style-name="P4">Conectarse a una base de datos</text:p>
                </text:list-item>
                <text:list-item>
                  <text:p text:style-name="P4">Correr el script schema.sql</text:p>
                </text:list-item>
                <text:list-item>
                  <text:p text:style-name="P4">Correr el script de inserción de MOCELinsert.sql o TVCABLEinsert.sql</text:p>
                </text:list-item>
                <text:list-item>
                  <text:p text:style-name="P4">En caso de querer correr otro script de otra empresa, ejecutar primero el script drop.sql</text:p>
                </text:list-item>
              </text:list>
            </text:list-item>
          </text:list>
        </text:list-item>
      </text:list>
      <text:p text:style-name="Standard"/>
      <text:p text:style-name="Standard"><text:tab/><text:span text:style-name="T1">Las consultas</text:span></text:p>
      <text:p text:style-name="Standard"/>
      <text:list xml:id="list1512656676" text:style-name="L3">
        <text:list-item>
          <text:list>
            <text:list-item>
              <text:list>
                <text:list-item>
                  <text:p text:style-name="P5">En línea de comandos, escribir “python ./main.py” que mostrará el resultado de las cuatro consultas implementadas.</text:p>
                  <text:p text:style-name="P5"/>
                </text:list-item>
              </text:list>
            </text:list-item>
          </text:list>
        </text:list-item>
      </text:list>
      <text:p text:style-name="Standard"><text:tab/><text:span text:style-name="T1">Las pruebas unitarias</text:span></text:p>
      <text:p text:style-name="Standard"/>
      <text:list xml:id="list41770888" text:style-name="L4">
        <text:list-item>
          <text:list>
            <text:list-item>
              <text:list>
                <text:list-item>
                  <text:p text:style-name="P6">Conectarse a una base de datos</text:p>
                </text:list-item>
                <text:list-item>
                  <text:p text:style-name="P6">Correr el script drop.sql</text:p>
                </text:list-item>
                <text:list-item>
                  <text:p text:style-name="P6">Correr el script schema.sql</text:p>
                </text:list-item>
                <text:list-item>
                  <text:p text:style-name="P6">Ejecutar en línea de comandos (fuera de la base de datos) “python ./pyunit_query3.py” o “ python ./pyunit_query4.py”</text:p>
                  <text:p text:style-name="P6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beca Machado</meta:initial-creator>
    <meta:creation-date>2013-06-07T17:39:43</meta:creation-date>
    <dc:date>2013-06-07T17:48:42</dc:date>
    <dc:creator>Rebeca Machado</dc:creator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21" meta:word-count="176" meta:character-count="1061" meta:non-whitespace-character-count="910"/>
  </office:meta>
</office:document-meta>
</file>